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Filename</text:p>
          </table:table-cell>
          <table:table-cell office:value-type="string">
            <text:p>n</text:p>
          </table:table-cell>
          <table:table-cell office:value-type="string">
            <text:p>P.c</text:p>
          </table:table-cell>
          <table:table-cell office:value-type="string">
            <text:p>P.dim</text:p>
          </table:table-cell>
          <table:table-cell office:value-type="string">
            <text:p>T.interiorderivative_max</text:p>
          </table:table-cell>
          <table:table-cell office:value-type="string">
            <text:p>T.interiorderivative_min</text:p>
          </table:table-cell>
          <table:table-cell office:value-type="string">
            <text:p>T.exteriorderivative_max</text:p>
          </table:table-cell>
          <table:table-cell office:value-type="string">
            <text:p>T.exteriorderivative_min</text:p>
          </table:table-cell>
          <table:table-cell office:value-type="string">
            <text:p>I.c</text:p>
          </table:table-cell>
          <table:table-cell office:value-type="string">
            <text:p>I.d_predicted</text:p>
          </table:table-cell>
          <table:table-cell office:value-type="string">
            <text:p>I.c_predicted</text:p>
          </table:table-cell>
        </table:table-row>
        <table:table-row>
          <table:table-cell office:value-type="string">
            <text:p>handcrafted.c2d1_1</text:p>
          </table:table-cell>
          <table:table-cell office:value="2" office:value-type="float"/>
          <table:table-cell office:value="2" office:value-type="float"/>
          <table:table-cell office:value="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handcrafted.mock</text:p>
          </table:table-cell>
          <table:table-cell office:value="1" office:value-type="float"/>
          <table:table-cell office:value="1" office:value-type="float"/>
          <table:table-cell office:value="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2" office:value-type="float"/>
          <table:table-cell office:value="-1" office:value-type="float"/>
          <table:table-cell office:value="-1" office:value-type="float"/>
        </table:table-row>
        <table:table-row>
          <table:table-cell office:value-type="string">
            <text:p>linearArbitrarycompare.temp_8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inearArbitrarycompare.valigator_7</text:p>
          </table:table-cell>
          <table:table-cell office:value="3" office:value-type="float"/>
          <table:table-cell office:value="3" office:value-type="float"/>
          <table:table-cell office:value="1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4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lit.afnp2014_modified</text:p>
          </table:table-cell>
          <table:table-cell office:value="2" office:value-type="float"/>
          <table:table-cell office:value="2" office:value-type="float"/>
          <table:table-cell office:value="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lit.bhmr2007</text:p>
          </table:table-cell>
          <table:table-cell office:value="4" office:value-type="float"/>
          <table:table-cell office:value="5" office:value-type="float"/>
          <table:table-cell office:value="1" office:value-type="float"/>
          <table:table-cell office:value="4.0" office:value-type="float"/>
          <table:table-cell office:value="4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lit.cggmp2005</text:p>
          </table:table-cell>
          <table:table-cell office:value="2" office:value-type="float"/>
          <table:table-cell office:value="2" office:value-type="float"/>
          <table:table-cell office:value="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lit.cggmp2005_variant</text:p>
          </table:table-cell>
          <table:table-cell office:value="3" office:value-type="float"/>
          <table:table-cell office:value="4" office:value-type="float"/>
          <table:table-cell office:value="1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lit.css2003</text:p>
          </table:table-cell>
          <table:table-cell office:value="3" office:value-type="float"/>
          <table:table-cell office:value="4" office:value-type="float"/>
          <table:table-cell office:value="1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lit.gcnr2008</text:p>
          </table:table-cell>
          <table:table-cell office:value="4" office:value-type="float"/>
          <table:table-cell office:value="4" office:value-type="float"/>
          <table:table-cell office:value="0" office:value-type="float"/>
          <table:table-cell office:value="4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lit.gj2007</text:p>
          </table:table-cell>
          <table:table-cell office:value="2" office:value-type="float"/>
          <table:table-cell office:value="2" office:value-type="float"/>
          <table:table-cell office:value="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4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lit.gj2007b</text:p>
          </table:table-cell>
          <table:table-cell office:value="2" office:value-type="float"/>
          <table:table-cell office:value="2" office:value-type="float"/>
          <table:table-cell office:value="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5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lit.gr2006</text:p>
          </table:table-cell>
          <table:table-cell office:value="2" office:value-type="float"/>
          <table:table-cell office:value="2" office:value-type="float"/>
          <table:table-cell office:value="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5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lit.gsv2008</text:p>
          </table:table-cell>
          <table:table-cell office:value="2" office:value-type="float"/>
          <table:table-cell office:value="3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lit.hhk2008</text:p>
          </table:table-cell>
          <table:table-cell office:value="4" office:value-type="float"/>
          <table:table-cell office:value="5" office:value-type="float"/>
          <table:table-cell office:value="2" office:value-type="float"/>
          <table:table-cell office:value="4.0" office:value-type="float"/>
          <table:table-cell office:value="4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lit.jm2006</text:p>
          </table:table-cell>
          <table:table-cell office:value="4" office:value-type="float"/>
          <table:table-cell office:value="4" office:value-type="float"/>
          <table:table-cell office:value="2" office:value-type="float"/>
          <table:table-cell office:value="4.0" office:value-type="float"/>
          <table:table-cell office:value="4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lit.jm2006_variant</text:p>
          </table:table-cell>
          <table:table-cell office:value="5" office:value-type="float"/>
          <table:table-cell office:value="6" office:value-type="float"/>
          <table:table-cell office:value="2" office:value-type="float"/>
          <table:table-cell office:value="5.0" office:value-type="float"/>
          <table:table-cell office:value="5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new.count_by_1</text:p>
          </table:table-cell>
          <table:table-cell office:value="1" office:value-type="float"/>
          <table:table-cell office:value="1" office:value-type="float"/>
          <table:table-cell office:value="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  <table:table-cell office:value="-1" office:value-type="float"/>
        </table:table-row>
        <table:table-row>
          <table:table-cell office:value-type="string">
            <text:p>loop_new.count_by_1_variant</text:p>
          </table:table-cell>
          <table:table-cell office:value="1" office:value-type="float"/>
          <table:table-cell office:value="1" office:value-type="float"/>
          <table:table-cell office:value="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  <table:table-cell office:value="-1" office:value-type="float"/>
        </table:table-row>
        <table:table-row>
          <table:table-cell office:value-type="string">
            <text:p>loop_new.count_by_2</text:p>
          </table:table-cell>
          <table:table-cell office:value="1" office:value-type="float"/>
          <table:table-cell office:value="1" office:value-type="float"/>
          <table:table-cell office:value="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5000" office:value-type="float"/>
          <table:table-cell office:value="-1" office:value-type="float"/>
          <table:table-cell office:value="-1" office:value-type="float"/>
        </table:table-row>
        <table:table-row>
          <table:table-cell office:value-type="string">
            <text:p>loop_new.count_by_k</text:p>
          </table:table-cell>
          <table:table-cell office:value="2" office:value-type="float"/>
          <table:table-cell office:value="3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0000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simple.nested_1</text:p>
          </table:table-cell>
          <table:table-cell office:value="1" office:value-type="float"/>
          <table:table-cell office:value="1" office:value-type="float"/>
          <table:table-cell office:value="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  <table:table-cell office:value="-1" office:value-type="float"/>
        </table:table-row>
        <table:table-row>
          <table:table-cell office:value-type="string">
            <text:p>loop_zilu.benchmark01_conjunctive</text:p>
          </table:table-cell>
          <table:table-cell office:value="2" office:value-type="float"/>
          <table:table-cell office:value="2" office:value-type="float"/>
          <table:table-cell office:value="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02_linear</text:p>
          </table:table-cell>
          <table:table-cell office:value="3" office:value-type="float"/>
          <table:table-cell office:value="2" office:value-type="float"/>
          <table:table-cell office:value="2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03_linear_modified</text:p>
          </table:table-cell>
          <table:table-cell office:value="4" office:value-type="float"/>
          <table:table-cell office:value="4" office:value-type="float"/>
          <table:table-cell office:value="0" office:value-type="float"/>
          <table:table-cell office:value="4.0" office:value-type="float"/>
          <table:table-cell office:value="4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04_conjunctive</text:p>
          </table:table-cell>
          <table:table-cell office:value="3" office:value-type="float"/>
          <table:table-cell office:value="3" office:value-type="float"/>
          <table:table-cell office:value="2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05_conjunctive</text:p>
          </table:table-cell>
          <table:table-cell office:value="3" office:value-type="float"/>
          <table:table-cell office:value="3" office:value-type="float"/>
          <table:table-cell office:value="3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06_conjunctive</text:p>
          </table:table-cell>
          <table:table-cell office:value="5" office:value-type="float"/>
          <table:table-cell office:value="2" office:value-type="float"/>
          <table:table-cell office:value="3" office:value-type="float"/>
          <table:table-cell office:value="5.0" office:value-type="float"/>
          <table:table-cell office:value="5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07_linear</text:p>
          </table:table-cell>
          <table:table-cell office:value="4" office:value-type="float"/>
          <table:table-cell office:value="3" office:value-type="float"/>
          <table:table-cell office:value="3" office:value-type="float"/>
          <table:table-cell office:value="4.0" office:value-type="float"/>
          <table:table-cell office:value="4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08_conjunctive</text:p>
          </table:table-cell>
          <table:table-cell office:value="3" office:value-type="float"/>
          <table:table-cell office:value="3" office:value-type="float"/>
          <table:table-cell office:value="1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09_conjunctive</text:p>
          </table:table-cell>
          <table:table-cell office:value="2" office:value-type="float"/>
          <table:table-cell office:value="2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10_conjunctive</text:p>
          </table:table-cell>
          <table:table-cell office:value="2" office:value-type="float"/>
          <table:table-cell office:value="2" office:value-type="float"/>
          <table:table-cell office:value="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11_linear</text:p>
          </table:table-cell>
          <table:table-cell office:value="2" office:value-type="float"/>
          <table:table-cell office:value="2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12_linear</text:p>
          </table:table-cell>
          <table:table-cell office:value="3" office:value-type="float"/>
          <table:table-cell office:value="2" office:value-type="float"/>
          <table:table-cell office:value="2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13_conjunctive</text:p>
          </table:table-cell>
          <table:table-cell office:value="3" office:value-type="float"/>
          <table:table-cell office:value="2" office:value-type="float"/>
          <table:table-cell office:value="1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14_linear</text:p>
          </table:table-cell>
          <table:table-cell office:value="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2" office:value-type="float"/>
          <table:table-cell office:value="-1" office:value-type="float"/>
          <table:table-cell office:value="-1" office:value-type="float"/>
        </table:table-row>
        <table:table-row>
          <table:table-cell office:value-type="string">
            <text:p>loop_zilu.benchmark15_conjunctive</text:p>
          </table:table-cell>
          <table:table-cell office:value="3" office:value-type="float"/>
          <table:table-cell office:value="3" office:value-type="float"/>
          <table:table-cell office:value="1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16_conjunctive</text:p>
          </table:table-cell>
          <table:table-cell office:value="2" office:value-type="float"/>
          <table:table-cell office:value="3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17_conjunctive</text:p>
          </table:table-cell>
          <table:table-cell office:value="3" office:value-type="float"/>
          <table:table-cell office:value="2" office:value-type="float"/>
          <table:table-cell office:value="1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18_conjunctive</text:p>
          </table:table-cell>
          <table:table-cell office:value="3" office:value-type="float"/>
          <table:table-cell office:value="3" office:value-type="float"/>
          <table:table-cell office:value="1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19_conjunctive</text:p>
          </table:table-cell>
          <table:table-cell office:value="3" office:value-type="float"/>
          <table:table-cell office:value="3" office:value-type="float"/>
          <table:table-cell office:value="1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20_conjunctive</text:p>
          </table:table-cell>
          <table:table-cell office:value="3" office:value-type="float"/>
          <table:table-cell office:value="4" office:value-type="float"/>
          <table:table-cell office:value="1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21_dis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22_conjunctive</text:p>
          </table:table-cell>
          <table:table-cell office:value="2" office:value-type="float"/>
          <table:table-cell office:value="2" office:value-type="float"/>
          <table:table-cell office:value="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23_conjunctive</text:p>
          </table:table-cell>
          <table:table-cell office:value="2" office:value-type="float"/>
          <table:table-cell office:value="2" office:value-type="float"/>
          <table:table-cell office:value="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24_conjunctive</text:p>
          </table:table-cell>
          <table:table-cell office:value="3" office:value-type="float"/>
          <table:table-cell office:value="3" office:value-type="float"/>
          <table:table-cell office:value="1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25_linear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  <table:table-cell office:value="-1" office:value-type="float"/>
        </table:table-row>
        <table:table-row>
          <table:table-cell office:value-type="string">
            <text:p>loop_zilu.benchmark26_linear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27_linear</text:p>
          </table:table-cell>
          <table:table-cell office:value="3" office:value-type="float"/>
          <table:table-cell office:value="2" office:value-type="float"/>
          <table:table-cell office:value="3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28_linear</text:p>
          </table:table-cell>
          <table:table-cell office:value="2" office:value-type="float"/>
          <table:table-cell office:value="2" office:value-type="float"/>
          <table:table-cell office:value="2" office:value-type="float"/>
          <table:table-cell office:value="2.0" office:value-type="float"/>
          <table:table-cell office:value="-1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29_linear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30_conjunctive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31_dis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32_linear</text:p>
          </table:table-cell>
          <table:table-cell office:value="1" office:value-type="float"/>
          <table:table-cell office:value="1" office:value-type="float"/>
          <table:table-cell office:value="0" office:value-type="float"/>
          <table:table-cell office:value="1.0" office:value-type="float"/>
          <table:table-cell office:value="0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  <table:table-cell office:value="-1" office:value-type="float"/>
        </table:table-row>
        <table:table-row>
          <table:table-cell office:value-type="string">
            <text:p>loop_zilu.benchmark33_linear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  <table:table-cell office:value="-1" office:value-type="float"/>
        </table:table-row>
        <table:table-row>
          <table:table-cell office:value-type="string">
            <text:p>loop_zilu.benchmark34_conjunctive</text:p>
          </table:table-cell>
          <table:table-cell office:value="3" office:value-type="float"/>
          <table:table-cell office:value="3" office:value-type="float"/>
          <table:table-cell office:value="1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4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35_linear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  <table:table-cell office:value="-1" office:value-type="float"/>
        </table:table-row>
        <table:table-row>
          <table:table-cell office:value-type="string">
            <text:p>loop_zilu.benchmark36_conjunctive</text:p>
          </table:table-cell>
          <table:table-cell office:value="2" office:value-type="float"/>
          <table:table-cell office:value="2" office:value-type="float"/>
          <table:table-cell office:value="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37_conjunctive</text:p>
          </table:table-cell>
          <table:table-cell office:value="2" office:value-type="float"/>
          <table:table-cell office:value="2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38_conjunctive</text:p>
          </table:table-cell>
          <table:table-cell office:value="2" office:value-type="float"/>
          <table:table-cell office:value="2" office:value-type="float"/>
          <table:table-cell office:value="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39_conjunctive</text:p>
          </table:table-cell>
          <table:table-cell office:value="2" office:value-type="float"/>
          <table:table-cell office:value="2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40_polynomial</text:p>
          </table:table-cell>
          <table:table-cell office:value="2" office:value-type="float"/>
          <table:table-cell office:value="2" office:value-type="float"/>
          <table:table-cell office:value="2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41_conjunctive</text:p>
          </table:table-cell>
          <table:table-cell office:value="3" office:value-type="float"/>
          <table:table-cell office:value="3" office:value-type="float"/>
          <table:table-cell office:value="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42_conjunctive</text:p>
          </table:table-cell>
          <table:table-cell office:value="3" office:value-type="float"/>
          <table:table-cell office:value="3" office:value-type="float"/>
          <table:table-cell office:value="1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5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43_conjunctive</text:p>
          </table:table-cell>
          <table:table-cell office:value="2" office:value-type="float"/>
          <table:table-cell office:value="2" office:value-type="float"/>
          <table:table-cell office:value="2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44_dis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45_dis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46_dis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47_linear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48_linear</text:p>
          </table:table-cell>
          <table:table-cell office:value="3" office:value-type="float"/>
          <table:table-cell office:value="2" office:value-type="float"/>
          <table:table-cell office:value="3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49_linear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50_linear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51_polynomial</text:p>
          </table:table-cell>
          <table:table-cell office:value="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2" office:value-type="float"/>
          <table:table-cell office:value="-1" office:value-type="float"/>
          <table:table-cell office:value="-1" office:value-type="float"/>
        </table:table-row>
        <table:table-row>
          <table:table-cell office:value-type="string">
            <text:p>loop_zilu.benchmark52_polynomial</text:p>
          </table:table-cell>
          <table:table-cell office:value="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2" office:value-type="float"/>
          <table:table-cell office:value="-1" office:value-type="float"/>
          <table:table-cell office:value="-1" office:value-type="float"/>
        </table:table-row>
        <table:table-row>
          <table:table-cell office:value-type="string">
            <text:p>loop_zilu.benchmark53_polynomial</text:p>
          </table:table-cell>
          <table:table-cell office:value="2" office:value-type="float"/>
          <table:table-cell office:value="2" office:value-type="float"/>
          <table:table-cell office:value="2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s_crafted_1.Mono1_1_1</text:p>
          </table:table-cell>
          <table:table-cell office:value="1" office:value-type="float"/>
          <table:table-cell office:value="1" office:value-type="float"/>
          <table:table-cell office:value="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  <table:table-cell office:value="-1" office:value-type="float"/>
        </table:table-row>
        <table:table-row>
          <table:table-cell office:value-type="string">
            <text:p>loops_crafted_1.Mono1_1_2</text:p>
          </table:table-cell>
          <table:table-cell office:value="1" office:value-type="float"/>
          <table:table-cell office:value="1" office:value-type="float"/>
          <table:table-cell office:value="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  <table:table-cell office:value="-1" office:value-type="float"/>
        </table:table-row>
        <table:table-row>
          <table:table-cell office:value-type="string">
            <text:p>loops_crafted_1.Mono3_1</text:p>
          </table:table-cell>
          <table:table-cell office:value="2" office:value-type="float"/>
          <table:table-cell office:value="2" office:value-type="float"/>
          <table:table-cell office:value="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7-03T23:17:30.436931</meta:creation-date>
    <dc:date>2023-07-03T23:17:30.447331</dc:date>
    <meta:generator>http://pypi.python.org/pypi/ezodf/0.1.0$Python3.8.10 (default, May 26 2023, 14:05:08) 
[GCC 9.4.0]</meta:generator>
    <meta:document-statistic/>
    <meta:editing-cycles>1</meta:editing-cycles>
  </office:meta>
</office:document-meta>
</file>